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MiBM_M_AM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43" table:default-cell-style-name="ce9"/>
        <table:table-column table:style-name="co4" table:number-columns-repeated="3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5" table:number-columns-repeated="957" table:default-cell-style-name="ce9"/>
        <table:table-row table:style-name="ro1">
          <table:table-cell table:style-name="ce8" office:value-type="string" calcext:value-type="string" table:number-columns-spanned="1" table:number-rows-spanned="2">
            <text:p>lp.</text:p>
          </table:table-cell>
          <table:table-cell table:style-name="ce8" office:value-type="string" calcext:value-type="string" table:number-columns-spanned="1" table:number-rows-spanned="2">
            <text:p>nazwisko i imię</text:p>
          </table:table-cell>
          <table:table-cell table:style-name="ce10" office:value-type="string" calcext:value-type="string" table:number-columns-spanned="1" table:number-rows-spanned="2">
            <text:p>nr albumu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8"/>
          <table:table-cell table:style-name="ce8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style-name="ce8" office:value-type="float" office:value="13" calcext:value-type="float" table:number-columns-spanned="2" table:number-rows-spanned="1">
            <text:p>13</text:p>
          </table:table-cell>
          <table:covered-table-cell table:style-name="ce8"/>
          <table:table-cell table:style-name="ce8" office:value-type="float" office:value="14" calcext:value-type="float" table:number-columns-spanned="2" table:number-rows-spanned="1">
            <text:p>14</text:p>
          </table:table-cell>
          <table:covered-table-cell table:style-name="ce8"/>
          <table:table-cell table:style-name="ce8" office:value-type="float" office:value="15" calcext:value-type="float" table:number-columns-spanned="2" table:number-rows-spanned="1">
            <text:p>15</text:p>
          </table:table-cell>
          <table:covered-table-cell table:style-name="ce8"/>
          <table:table-cell table:style-name="ce8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style-name="ce8" office:value-type="float" office:value="17" calcext:value-type="float" table:number-columns-spanned="2" table:number-rows-spanned="1">
            <text:p>17</text:p>
          </table:table-cell>
          <table:covered-table-cell table:style-name="ce8"/>
          <table:table-cell table:style-name="ce8" office:value-type="float" office:value="18" calcext:value-type="float" table:number-columns-spanned="2" table:number-rows-spanned="1">
            <text:p>18</text:p>
          </table:table-cell>
          <table:covered-table-cell table:style-name="ce8"/>
          <table:table-cell table:style-name="ce8" office:value-type="float" office:value="19" calcext:value-type="float" table:number-columns-spanned="2" table:number-rows-spanned="1">
            <text:p>19</text:p>
          </table:table-cell>
          <table:covered-table-cell table:style-name="ce8"/>
          <table:table-cell table:style-name="ce8" office:value-type="float" office:value="20" calcext:value-type="float" table:number-columns-spanned="2" table:number-rows-spanned="1">
            <text:p>2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S1</text:p>
          </table:table-cell>
          <table:table-cell table:style-name="ce8" office:value-type="string" calcext:value-type="string" table:number-columns-spanned="1" table:number-rows-spanned="2">
            <text:p>S2</text:p>
          </table:table-cell>
          <table:table-cell table:style-name="ce8" office:value-type="string" calcext:value-type="string" table:number-columns-spanned="1" table:number-rows-spanned="2">
            <text:p>S3</text:p>
          </table:table-cell>
          <table:table-cell table:style-name="ce10" office:value-type="string" calcext:value-type="string" table:number-columns-spanned="1" table:number-rows-spanned="2">
            <text:p>obecności</text:p>
          </table:table-cell>
          <table:table-cell table:style-name="ce10" office:value-type="string" calcext:value-type="string" table:number-columns-spanned="1" table:number-rows-spanned="2">
            <text:p>aktywność</text:p>
          </table:table-cell>
          <table:table-cell table:style-name="ce8" office:value-type="string" calcext:value-type="string" table:number-columns-spanned="1" table:number-rows-spanned="2">
            <text:p>punkty</text:p>
          </table:table-cell>
          <table:table-cell table:style-name="ce8" office:value-type="string" calcext:value-type="string" table:number-columns-spanned="1" table:number-rows-spanned="2">
            <text:p>ocena</text:p>
          </table:table-cell>
          <table:table-cell table:style-name="ce8" office:value-type="string" calcext:value-type="string" table:number-columns-spanned="2" table:number-rows-spanned="1">
            <text:p>poprawa (T0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oprawa (T1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oprawa (T2)</text:p>
          </table:table-cell>
          <table:covered-table-cell table:style-name="ce8"/>
          <table:table-cell table:number-columns-repeated="957"/>
        </table:table-row>
        <table:table-row table:style-name="ro1">
          <table:covered-table-cell table:number-columns-repeated="3"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covered-table-cell table:number-columns-repeated="7" table:style-name="ce8"/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number-columns-repeated="95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anaś Igor</text:p>
          </table:table-cell>
          <table:table-cell table:style-name="ce8" office:value-type="float" office:value="94420" calcext:value-type="float">
            <text:p>944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,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16" table:formula="of:=SUM([.D3];[.F3];[.H3];[.J3];[.L3];[.N3];[.P3];[.R3];[.T3];[.V3];[.X3];[.Z3];[.AB3];[.AD3];[.AF3];[.AH3];[.AJ3];[.AL3];[.AN3];[.AP3])/20" office:value-type="percentage" office:value="0.85" calcext:value-type="percentage">
            <text:p>85%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([.AR3];[.AS3];[.AT3];[.AV3])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arabolia Vadym</text:p>
          </table:table-cell>
          <table:table-cell table:style-name="ce8" office:value-type="float" office:value="90983" calcext:value-type="float">
            <text:p>90983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9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6" table:formula="of:=SUM([.D4];[.F4];[.H4];[.J4];[.L4];[.N4];[.P4];[.R4];[.T4];[.V4];[.X4];[.Z4];[.AB4];[.AD4];[.AF4];[.AH4];[.AJ4];[.AL4];[.AN4];[.AP4])/20" office:value-type="percentage" office:value="0.3" calcext:value-type="percentage">
            <text:p>3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4];[.AS4];[.AT4];[.AV4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inkowski Krystian</text:p>
          </table:table-cell>
          <table:table-cell table:style-name="ce8" office:value-type="float" office:value="94421" calcext:value-type="float">
            <text:p>9442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16" table:formula="of:=SUM([.D5];[.F5];[.H5];[.J5];[.L5];[.N5];[.P5];[.R5];[.T5];[.V5];[.X5];[.Z5];[.AB5];[.AD5];[.AF5];[.AH5];[.AJ5];[.AL5];[.AN5];[.AP5])/20" office:value-type="percentage" office:value="0.75" calcext:value-type="percentage">
            <text:p>75%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AR5];[.AS5];[.AT5];[.AV5])" office:value-type="float" office:value="5" calcext:value-type="float">
            <text:p>5</text:p>
          </table:table-cell>
          <table:table-cell table:style-name="ce17"/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iskupski Igor</text:p>
          </table:table-cell>
          <table:table-cell table:style-name="ce8" office:value-type="float" office:value="94422" calcext:value-type="float">
            <text:p>9442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6" table:formula="of:=SUM([.D6];[.F6];[.H6];[.J6];[.L6];[.N6];[.P6];[.R6];[.T6];[.V6];[.X6];[.Z6];[.AB6];[.AD6];[.AF6];[.AH6];[.AJ6];[.AL6];[.AN6];[.AP6])/20" office:value-type="percentage" office:value="0.8" calcext:value-type="percentage">
            <text:p>80%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AR6];[.AS6];[.AT6];[.AV6])" office:value-type="float" office:value="19" calcext:value-type="float">
            <text:p>19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rogosz Paweł</text:p>
          </table:table-cell>
          <table:table-cell table:style-name="ce8" office:value-type="float" office:value="94423" calcext:value-type="float">
            <text:p>9442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16" table:formula="of:=SUM([.D7];[.F7];[.H7];[.J7];[.L7];[.N7];[.P7];[.R7];[.T7];[.V7];[.X7];[.Z7];[.AB7];[.AD7];[.AF7];[.AH7];[.AJ7];[.AL7];[.AN7];[.AP7])/20" office:value-type="percentage" office:value="0.75" calcext:value-type="percentage">
            <text:p>75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AR7];[.AS7];[.AT7];[.AV7])" office:value-type="float" office:value="25" calcext:value-type="float">
            <text:p>25</text:p>
          </table:table-cell>
          <table:table-cell table:style-name="ce17"/>
          <table:table-cell table:style-name="ce8" table:number-columns-repeated="4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iuk Karol</text:p>
          </table:table-cell>
          <table:table-cell table:style-name="ce8" office:value-type="float" office:value="91743" calcext:value-type="float">
            <text:p>91743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3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6" table:formula="of:=SUM([.D8];[.F8];[.H8];[.J8];[.L8];[.N8];[.P8];[.R8];[.T8];[.V8];[.X8];[.Z8];[.AB8];[.AD8];[.AF8];[.AH8];[.AJ8];[.AL8];[.AN8];[.AP8])/20" office:value-type="percentage" office:value="0.15" calcext:value-type="percentage">
            <text:p>1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8];[.AS8];[.AT8];[.AV8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lęda Paweł</text:p>
          </table:table-cell>
          <table:table-cell table:style-name="ce8" office:value-type="float" office:value="90836" calcext:value-type="float">
            <text:p>90836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27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16" table:formula="of:=SUM([.D9];[.F9];[.H9];[.J9];[.L9];[.N9];[.P9];[.R9];[.T9];[.V9];[.X9];[.Z9];[.AB9];[.AD9];[.AF9];[.AH9];[.AJ9];[.AL9];[.AN9];[.AP9])/20" office:value-type="percentage" office:value="0.2" calcext:value-type="percentage">
            <text:p>2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9];[.AS9];[.AT9];[.AV9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ogolewski Jakub</text:p>
          </table:table-cell>
          <table:table-cell table:style-name="ce8" office:value-type="float" office:value="94424" calcext:value-type="float">
            <text:p>9442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formula="of:=SUM([.D10];[.F10];[.H10];[.J10];[.L10];[.N10];[.P10];[.R10];[.T10];[.V10];[.X10];[.Z10];[.AB10];[.AD10];[.AF10];[.AH10];[.AJ10];[.AL10];[.AN10];[.AP10])/20" office:value-type="percentage" office:value="0.8" calcext:value-type="percentage">
            <text:p>80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AR10];[.AS10];[.AT10];[.AV10])" office:value-type="float" office:value="11" calcext:value-type="float">
            <text:p>11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Gronkowski Konrad</text:p>
          </table:table-cell>
          <table:table-cell table:style-name="ce8" office:value-type="float" office:value="90769" calcext:value-type="float">
            <text:p>90769</text:p>
          </table:table-cell>
          <table:table-cell table:style-name="ce8" table:number-columns-repeated="3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11];[.F11];[.H11];[.J11];[.L11];[.N11];[.P11];[.R11];[.T11];[.V11];[.X11];[.Z11];[.AB11];[.AD11];[.AF11];[.AH11];[.AJ11];[.AL11];[.AN11];[.AP11])/20" office:value-type="percentage" office:value="0.1" calcext:value-type="percentage">
            <text:p>1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11];[.AS11];[.AT11];[.AV11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ernik Patryk</text:p>
          </table:table-cell>
          <table:table-cell table:style-name="ce8" office:value-type="float" office:value="94425" calcext:value-type="float">
            <text:p>9442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6" table:formula="of:=SUM([.D12];[.F12];[.H12];[.J12];[.L12];[.N12];[.P12];[.R12];[.T12];[.V12];[.X12];[.Z12];[.AB12];[.AD12];[.AF12];[.AH12];[.AJ12];[.AL12];[.AN12];[.AP12])/20" office:value-type="percentage" office:value="0.75" calcext:value-type="percentage">
            <text:p>75%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AR12];[.AS12];[.AT12];[.AV12])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Ilnytskyi Andrii</text:p>
          </table:table-cell>
          <table:table-cell table:style-name="ce8" office:value-type="float" office:value="95261" calcext:value-type="float">
            <text:p>9526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1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6" table:formula="of:=SUM([.D13];[.F13];[.H13];[.J13];[.L13];[.N13];[.P13];[.R13];[.T13];[.V13];[.X13];[.Z13];[.AB13];[.AD13];[.AF13];[.AH13];[.AJ13];[.AL13];[.AN13];[.AP13])/20" office:value-type="percentage" office:value="0.35" calcext:value-type="percentage">
            <text:p>3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13];[.AS13];[.AT13];[.AV13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Kania Maciej</text:p>
          </table:table-cell>
          <table:table-cell table:style-name="ce8" office:value-type="float" office:value="94941" calcext:value-type="float">
            <text:p>9494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16" table:formula="of:=SUM([.D14];[.F14];[.H14];[.J14];[.L14];[.N14];[.P14];[.R14];[.T14];[.V14];[.X14];[.Z14];[.AB14];[.AD14];[.AF14];[.AH14];[.AJ14];[.AL14];[.AN14];[.AP14])/20" office:value-type="percentage" office:value="0.85" calcext:value-type="percentage">
            <text:p>85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AR14];[.AS14];[.AT14];[.AV14])" office:value-type="float" office:value="3" calcext:value-type="float">
            <text:p>3</text:p>
          </table:table-cell>
          <table:table-cell table:style-name="ce17"/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Katanowski Piotr</text:p>
          </table:table-cell>
          <table:table-cell table:style-name="ce8" office:value-type="float" office:value="94640" calcext:value-type="float">
            <text:p>9464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6" table:formula="of:=SUM([.D15];[.F15];[.H15];[.J15];[.L15];[.N15];[.P15];[.R15];[.T15];[.V15];[.X15];[.Z15];[.AB15];[.AD15];[.AF15];[.AH15];[.AJ15];[.AL15];[.AN15];[.AP15])/20" office:value-type="percentage" office:value="0.85" calcext:value-type="percentage">
            <text:p>85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15];[.AS15];[.AT15];[.AV15])" office:value-type="float" office:value="6" calcext:value-type="float">
            <text:p>6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Kibukevych Vitalii</text:p>
          </table:table-cell>
          <table:table-cell table:style-name="ce8" office:value-type="float" office:value="94641" calcext:value-type="float">
            <text:p>9464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6" table:formula="of:=SUM([.D16];[.F16];[.H16];[.J16];[.L16];[.N16];[.P16];[.R16];[.T16];[.V16];[.X16];[.Z16];[.AB16];[.AD16];[.AF16];[.AH16];[.AJ16];[.AL16];[.AN16];[.AP16])/20" office:value-type="percentage" office:value="0.35" calcext:value-type="percentage">
            <text:p>3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16];[.AS16];[.AT16];[.AV16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Kowalska Kinga</text:p>
          </table:table-cell>
          <table:table-cell table:style-name="ce8" office:value-type="float" office:value="94426" calcext:value-type="float">
            <text:p>9442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16" table:formula="of:=SUM([.D17];[.F17];[.H17];[.J17];[.L17];[.N17];[.P17];[.R17];[.T17];[.V17];[.X17];[.Z17];[.AB17];[.AD17];[.AF17];[.AH17];[.AJ17];[.AL17];[.AN17];[.AP17])/20" office:value-type="percentage" office:value="0.8" calcext:value-type="percentage">
            <text:p>80%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AR17];[.AS17];[.AT17];[.AV17])" office:value-type="float" office:value="2" calcext:value-type="float">
            <text:p>2</text:p>
          </table:table-cell>
          <table:table-cell table:style-name="ce17"/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Kułaga Aleksander</text:p>
          </table:table-cell>
          <table:table-cell table:style-name="ce8" office:value-type="float" office:value="93991" calcext:value-type="float">
            <text:p>93991</text:p>
          </table:table-cell>
          <table:table-cell table:style-name="ce8" table:number-columns-repeated="3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18];[.F18];[.H18];[.J18];[.L18];[.N18];[.P18];[.R18];[.T18];[.V18];[.X18];[.Z18];[.AB18];[.AD18];[.AF18];[.AH18];[.AJ18];[.AL18];[.AN18];[.AP18])/20" office:value-type="percentage" office:value="0.1" calcext:value-type="percentage">
            <text:p>1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18];[.AS18];[.AT18];[.AV18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Kwiecień Karol</text:p>
          </table:table-cell>
          <table:table-cell table:style-name="ce8" office:value-type="float" office:value="94427" calcext:value-type="float">
            <text:p>9442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SUM([.D19];[.F19];[.H19];[.J19];[.L19];[.N19];[.P19];[.R19];[.T19];[.V19];[.X19];[.Z19];[.AB19];[.AD19];[.AF19];[.AH19];[.AJ19];[.AL19];[.AN19];[.AP19])/20" office:value-type="percentage" office:value="0.95" calcext:value-type="percentage">
            <text:p>95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19];[.AS19];[.AT19];[.AV19])" office:value-type="float" office:value="8" calcext:value-type="float">
            <text:p>8</text:p>
          </table:table-cell>
          <table:table-cell table:style-name="ce17"/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Lasek Kacper</text:p>
          </table:table-cell>
          <table:table-cell table:style-name="ce8" office:value-type="float" office:value="91747" calcext:value-type="float">
            <text:p>91747</text:p>
          </table:table-cell>
          <table:table-cell table:style-name="ce8" table:number-columns-repeated="2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16" table:formula="of:=SUM([.D20];[.F20];[.H20];[.J20];[.L20];[.N20];[.P20];[.R20];[.T20];[.V20];[.X20];[.Z20];[.AB20];[.AD20];[.AF20];[.AH20];[.AJ20];[.AL20];[.AN20];[.AP20])/20" office:value-type="percentage" office:value="0.15" calcext:value-type="percentage">
            <text:p>1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0];[.AS20];[.AT20];[.AV20])" office:value-type="float" office:value="3" calcext:value-type="float">
            <text:p>3</text:p>
          </table:table-cell>
          <table:table-cell table:style-name="ce17"/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asocki Jakub</text:p>
          </table:table-cell>
          <table:table-cell table:style-name="ce8" office:value-type="float" office:value="94642" calcext:value-type="float">
            <text:p>9464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16" table:formula="of:=SUM([.D21];[.F21];[.H21];[.J21];[.L21];[.N21];[.P21];[.R21];[.T21];[.V21];[.X21];[.Z21];[.AB21];[.AD21];[.AF21];[.AH21];[.AJ21];[.AL21];[.AN21];[.AP21])/20" office:value-type="percentage" office:value="0.65" calcext:value-type="percentage">
            <text:p>6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1];[.AS21];[.AT21];[.AV21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aruszak Mateusz</text:p>
          </table:table-cell>
          <table:table-cell table:style-name="ce8" office:value-type="float" office:value="93007" calcext:value-type="float">
            <text:p>93007</text:p>
          </table:table-cell>
          <table:table-cell table:style-name="ce8" table:number-columns-repeated="3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22];[.F22];[.H22];[.J22];[.L22];[.N22];[.P22];[.R22];[.T22];[.V22];[.X22];[.Z22];[.AB22];[.AD22];[.AF22];[.AH22];[.AJ22];[.AL22];[.AN22];[.AP22])/20" office:value-type="percentage" office:value="0.1" calcext:value-type="percentage">
            <text:p>1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2];[.AS22];[.AT22];[.AV22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Misiak Mateusz</text:p>
          </table:table-cell>
          <table:table-cell table:style-name="ce8" office:value-type="float" office:value="94428" calcext:value-type="float">
            <text:p>9442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SUM([.D23];[.F23];[.H23];[.J23];[.L23];[.N23];[.P23];[.R23];[.T23];[.V23];[.X23];[.Z23];[.AB23];[.AD23];[.AF23];[.AH23];[.AJ23];[.AL23];[.AN23];[.AP23])/20" office:value-type="percentage" office:value="0.95" calcext:value-type="percentage">
            <text:p>95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23];[.AS23];[.AT23];[.AV23])" office:value-type="float" office:value="6" calcext:value-type="float">
            <text:p>6</text:p>
          </table:table-cell>
          <table:table-cell table:style-name="ce17"/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Mitręga Dawid</text:p>
          </table:table-cell>
          <table:table-cell table:style-name="ce8" office:value-type="float" office:value="94429" calcext:value-type="float">
            <text:p>9442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9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24];[.F24];[.H24];[.J24];[.L24];[.N24];[.P24];[.R24];[.T24];[.V24];[.X24];[.Z24];[.AB24];[.AD24];[.AF24];[.AH24];[.AJ24];[.AL24];[.AN24];[.AP24])/20" office:value-type="percentage" office:value="0.3" calcext:value-type="percentage">
            <text:p>3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4];[.AS24];[.AT24];[.AV24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Nowak Daniel</text:p>
          </table:table-cell>
          <table:table-cell table:style-name="ce8" office:value-type="float" office:value="94430" calcext:value-type="float">
            <text:p>9443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SUM([.D25];[.F25];[.H25];[.J25];[.L25];[.N25];[.P25];[.R25];[.T25];[.V25];[.X25];[.Z25];[.AB25];[.AD25];[.AF25];[.AH25];[.AJ25];[.AL25];[.AN25];[.AP25])/20" office:value-type="percentage" office:value="0.85" calcext:value-type="percentage">
            <text:p>85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25];[.AS25];[.AT25];[.AV25])" office:value-type="float" office:value="17" calcext:value-type="float">
            <text:p>17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Osowski Jakub</text:p>
          </table:table-cell>
          <table:table-cell table:style-name="ce8" office:value-type="float" office:value="95201" calcext:value-type="float">
            <text:p>9520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26];[.F26];[.H26];[.J26];[.L26];[.N26];[.P26];[.R26];[.T26];[.V26];[.X26];[.Z26];[.AB26];[.AD26];[.AF26];[.AH26];[.AJ26];[.AL26];[.AN26];[.AP26])/20" office:value-type="percentage" office:value="0.3" calcext:value-type="percentage">
            <text:p>3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6];[.AS26];[.AT26];[.AV26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Paciura Michał</text:p>
          </table:table-cell>
          <table:table-cell table:style-name="ce8" office:value-type="float" office:value="89934" calcext:value-type="float">
            <text:p>89934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6" table:formula="of:=SUM([.D27];[.F27];[.H27];[.J27];[.L27];[.N27];[.P27];[.R27];[.T27];[.V27];[.X27];[.Z27];[.AB27];[.AD27];[.AF27];[.AH27];[.AJ27];[.AL27];[.AN27];[.AP27])/20" office:value-type="percentage" office:value="0.4" calcext:value-type="percentage">
            <text:p>4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7];[.AS27];[.AT27];[.AV27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Piras Kacper</text:p>
          </table:table-cell>
          <table:table-cell table:style-name="ce8" office:value-type="float" office:value="94431" calcext:value-type="float">
            <text:p>9443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SUM([.D28];[.F28];[.H28];[.J28];[.L28];[.N28];[.P28];[.R28];[.T28];[.V28];[.X28];[.Z28];[.AB28];[.AD28];[.AF28];[.AH28];[.AJ28];[.AL28];[.AN28];[.AP28])/20" office:value-type="percentage" office:value="0.8" calcext:value-type="percentage">
            <text:p>80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AR28];[.AS28];[.AT28];[.AV28])" office:value-type="float" office:value="8" calcext:value-type="float">
            <text:p>8</text:p>
          </table:table-cell>
          <table:table-cell table:style-name="ce17"/>
          <table:table-cell table:style-name="ce8" table:number-columns-repeated="4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Sitnik Michał</text:p>
          </table:table-cell>
          <table:table-cell table:style-name="ce8" office:value-type="float" office:value="93120" calcext:value-type="float">
            <text:p>93120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5" office:value-type="float" office:value="0" calcext:value-type="float">
            <text:p>0</text:p>
          </table:table-cell>
          <table:table-cell table:style-name="ce8" table:number-columns-repeated="2"/>
          <table:table-cell table:style-name="ce16" table:formula="of:=SUM([.D29];[.F29];[.H29];[.J29];[.L29];[.N29];[.P29];[.R29];[.T29];[.V29];[.X29];[.Z29];[.AB29];[.AD29];[.AF29];[.AH29];[.AJ29];[.AL29];[.AN29];[.AP29])/20" office:value-type="percentage" office:value="0.25" calcext:value-type="percentage">
            <text:p>2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29];[.AS29];[.AT29];[.AV29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Stawiarz Piotr</text:p>
          </table:table-cell>
          <table:table-cell table:style-name="ce8" office:value-type="float" office:value="89926" calcext:value-type="float">
            <text:p>89926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3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6" table:formula="of:=SUM([.D30];[.F30];[.H30];[.J30];[.L30];[.N30];[.P30];[.R30];[.T30];[.V30];[.X30];[.Z30];[.AB30];[.AD30];[.AF30];[.AH30];[.AJ30];[.AL30];[.AN30];[.AP30])/20" office:value-type="percentage" office:value="0.15" calcext:value-type="percentage">
            <text:p>1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0];[.AS30];[.AT30];[.AV30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Strzeboński Miłosz</text:p>
          </table:table-cell>
          <table:table-cell table:style-name="ce8" office:value-type="float" office:value="94432" calcext:value-type="float">
            <text:p>94432</text:p>
          </table:table-cell>
          <table:table-cell table:style-name="ce8" table:number-columns-repeated="3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31];[.F31];[.H31];[.J31];[.L31];[.N31];[.P31];[.R31];[.T31];[.V31];[.X31];[.Z31];[.AB31];[.AD31];[.AF31];[.AH31];[.AJ31];[.AL31];[.AN31];[.AP31])/20" office:value-type="percentage" office:value="0.1" calcext:value-type="percentage">
            <text:p>1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1];[.AS31];[.AT31];[.AV31])" office:value-type="float" office:value="0" calcext:value-type="float">
            <text:p>0</text:p>
          </table:table-cell>
          <table:table-cell table:style-name="ce17"/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Sychowski Wiktor</text:p>
          </table:table-cell>
          <table:table-cell table:style-name="ce8" office:value-type="float" office:value="90882" calcext:value-type="float">
            <text:p>9088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3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6" table:formula="of:=SUM([.D32];[.F32];[.H32];[.J32];[.L32];[.N32];[.P32];[.R32];[.T32];[.V32];[.X32];[.Z32];[.AB32];[.AD32];[.AF32];[.AH32];[.AJ32];[.AL32];[.AN32];[.AP32])/20" office:value-type="percentage" office:value="0.15" calcext:value-type="percentage">
            <text:p>1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2];[.AS32];[.AT32];[.AV32])" office:value-type="float" office:value="0" calcext:value-type="float">
            <text:p>0</text:p>
          </table:table-cell>
          <table:table-cell table:style-name="ce17"/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Ściupider Krystian</text:p>
          </table:table-cell>
          <table:table-cell table:style-name="ce8" office:value-type="float" office:value="94643" calcext:value-type="float">
            <text:p>9464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3" calcext:value-type="float">
            <text:p>23</text:p>
          </table:table-cell>
          <table:table-cell table:style-name="ce16" table:formula="of:=SUM([.D33];[.F33];[.H33];[.J33];[.L33];[.N33];[.P33];[.R33];[.T33];[.V33];[.X33];[.Z33];[.AB33];[.AD33];[.AF33];[.AH33];[.AJ33];[.AL33];[.AN33];[.AP33])/20" office:value-type="percentage" office:value="1" calcext:value-type="percentage">
            <text:p>100%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AR33];[.AS33];[.AT33];[.AV33])" office:value-type="float" office:value="85" calcext:value-type="float">
            <text:p>85</text:p>
          </table:table-cell>
          <table:table-cell table:style-name="ce8" office:value-type="float" office:value="4.5" calcext:value-type="float">
            <text:p>4,5</text:p>
          </table:table-cell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Wojcieszyński Mikołaj</text:p>
          </table:table-cell>
          <table:table-cell table:style-name="ce8" office:value-type="float" office:value="94433" calcext:value-type="float">
            <text:p>9443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SUM([.D34];[.F34];[.H34];[.J34];[.L34];[.N34];[.P34];[.R34];[.T34];[.V34];[.X34];[.Z34];[.AB34];[.AD34];[.AF34];[.AH34];[.AJ34];[.AL34];[.AN34];[.AP34])/20" office:value-type="percentage" office:value="0.8" calcext:value-type="percentage">
            <text:p>80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34];[.AS34];[.AT34];[.AV34])" office:value-type="float" office:value="13" calcext:value-type="float">
            <text:p>13</text:p>
          </table:table-cell>
          <table:table-cell table:style-name="ce8" table:number-columns-repeated="5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Wojtarek Natalia</text:p>
          </table:table-cell>
          <table:table-cell table:style-name="ce8" office:value-type="float" office:value="94434" calcext:value-type="float">
            <text:p>9443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6" table:formula="of:=SUM([.D35];[.F35];[.H35];[.J35];[.L35];[.N35];[.P35];[.R35];[.T35];[.V35];[.X35];[.Z35];[.AB35];[.AD35];[.AF35];[.AH35];[.AJ35];[.AL35];[.AN35];[.AP35])/20" office:value-type="percentage" office:value="0.75" calcext:value-type="percentage">
            <text:p>75%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AR35];[.AS35];[.AT35];[.AV35])" office:value-type="float" office:value="20" calcext:value-type="float">
            <text:p>2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Owczarek Monika</text:p>
          </table:table-cell>
          <table:table-cell table:style-name="ce8" office:value-type="float" office:value="93489" calcext:value-type="float">
            <text:p>93489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6" table:formula="of:=SUM([.D36];[.F36];[.H36];[.J36];[.L36];[.N36];[.P36];[.R36];[.T36];[.V36];[.X36];[.Z36];[.AB36];[.AD36];[.AF36];[.AH36];[.AJ36];[.AL36];[.AN36];[.AP36])/20" office:value-type="percentage" office:value="0.35" calcext:value-type="percentage">
            <text:p>35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6];[.AS36];[.AT36];[.AV36])" office:value-type="float" office:value="1" calcext:value-type="float">
            <text:p>1</text:p>
          </table:table-cell>
          <table:table-cell table:style-name="ce17"/>
          <table:table-cell table:style-name="ce8" table:number-columns-repeated="6"/>
          <table:table-cell table:number-columns-repeated="95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Zawada Laura</text:p>
          </table:table-cell>
          <table:table-cell table:style-name="ce8" office:value-type="float" office:value="93113" calcext:value-type="float">
            <text:p>93113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37];[.F37];[.H37];[.J37];[.L37];[.N37];[.P37];[.R37];[.T37];[.V37];[.X37];[.Z37];[.AB37];[.AD37];[.AF37];[.AH37];[.AJ37];[.AL37];[.AN37];[.AP37])/20" office:value-type="percentage" office:value="0.3" calcext:value-type="percentage">
            <text:p>3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7];[.AS37];[.AT37];[.AV37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Podgórski Jakub</text:p>
          </table:table-cell>
          <table:table-cell table:style-name="ce8" office:value-type="float" office:value="93110" calcext:value-type="float">
            <text:p>93110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9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38];[.F38];[.H38];[.J38];[.L38];[.N38];[.P38];[.R38];[.T38];[.V38];[.X38];[.Z38];[.AB38];[.AD38];[.AF38];[.AH38];[.AJ38];[.AL38];[.AN38];[.AP38])/20" office:value-type="percentage" office:value="0.4" calcext:value-type="percentage">
            <text:p>4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8];[.AS38];[.AT38];[.AV38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Szewczyk Krzysztof</text:p>
          </table:table-cell>
          <table:table-cell table:style-name="ce8" office:value-type="float" office:value="93111" calcext:value-type="float">
            <text:p>9311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9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6" table:formula="of:=SUM([.D39];[.F39];[.H39];[.J39];[.L39];[.N39];[.P39];[.R39];[.T39];[.V39];[.X39];[.Z39];[.AB39];[.AD39];[.AF39];[.AH39];[.AJ39];[.AL39];[.AN39];[.AP39])/20" office:value-type="percentage" office:value="0.3" calcext:value-type="percentage">
            <text:p>3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AR39];[.AS39];[.AT39];[.AV39])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57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table:number-columns-repeated="55"/>
          <table:table-cell table:number-columns-repeated="957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table:number-columns-repeated="55"/>
          <table:table-cell table:number-columns-repeated="95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table:number-columns-repeated="55"/>
          <table:table-cell table:number-columns-repeated="957"/>
        </table:table-row>
        <table:table-row table:style-name="ro1" table:number-rows-repeated="104853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20:44:15.0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2-15T11:13:56.667000000</dc:date>
    <meta:editing-duration>PT3H17M20S</meta:editing-duration>
    <meta:editing-cycles>96</meta:editing-cycles>
    <meta:generator>LibreOffice/6.0.5.2$Windows_X86_64 LibreOffice_project/54c8cbb85f300ac59db32fe8a675ff7683cd5a16</meta:generator>
    <meta:document-statistic meta:table-count="1" meta:cell-count="856" meta:object-count="0"/>
  </office:meta>
</office:document-meta>
</file>